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EE0000005C79CB024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3" style:family="paragraph" style:parent-style-name="Heading_20_1">
      <style:paragraph-properties fo:text-align="center" style:justify-single-word="false"/>
      <style:text-properties fo:font-size="44pt" style:font-size-asian="44pt" style:font-size-complex="4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super 58%"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graphics1" text:anchor-type="paragraph" svg:width="6.9252in" svg:height="0.8492in" draw:z-index="0"><draw:image xlink:href="Pictures/10000000000002EE0000005C79CB0245.png" xlink:type="simple" xlink:show="embed" xlink:actuate="onLoad"/></draw:frame><text:span text:style-name="T1"/></text:h>
      <text:h text:style-name="P3" text:outline-level="1"><text:span text:style-name="T1">Software Engineering and <text:line-break/>Project Management</text:span></text:h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ummer term <text:s/>2012</text:span></text:p>
      <text:p text:style-name="P1"><text:span text:style-name="T1">Technical University of Vienna</text:span></text:p>
      <text:p text:style-name="P1"><text:span text:style-name="T1">28</text:span><text:span text:style-name="T2">th</text:span><text:span text:style-name="T1"> of March</text:span></text:p>
      <text:p text:style-name="P1"><text:span text:style-name="T1"/></text:p>
      <text:p text:style-name="P1"><text:span text:style-name="T1">Use case number 3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Eduard Thamm</text:span></text:p>
      <text:p text:style-name="P2"><text:span text:style-name="T1">0525087</text:span></text:p>
      <text:p text:style-name="P2"><text:span text:style-name="T1">eduard.thamm@thammit.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Thamm</meta:initial-creator>
    <meta:creation-date>2012-03-23T19:19:26</meta:creation-date>
    <dc:date>2012-03-23T19:27:16</dc:date>
    <dc:creator>Eduard Thamm</dc:creator>
    <meta:editing-duration>PT7M51S</meta:editing-duration>
    <meta:editing-cycles>3</meta:editing-cycles>
    <meta:generator>LibreOffice/3.4$Unix LibreOffice_project/340m1$Build-402</meta:generator>
    <meta:document-statistic meta:table-count="0" meta:image-count="1" meta:object-count="0" meta:page-count="1" meta:paragraph-count="8" meta:word-count="23" meta:character-count="164" meta:non-whitespace-character-count="146"/>
  </office:meta>
</office:document-meta>
</file>